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27C5ADDD9183E29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01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28cm"/>
      <style:paragraph-properties style:writing-mode="lr-tb"/>
    </style:style>
    <style:style style:name="gr4" style:family="graphic" style:parent-style-name="standard">
      <style:graphic-properties draw:stroke="none" draw:fill="none" fo:min-height="9.35cm"/>
      <style:paragraph-properties style:writing-mode="lr-tb"/>
    </style:style>
    <style:style style:name="gr5" style:family="graphic" style:parent-style-name="standard">
      <style:graphic-properties draw:stroke="none" draw:fill="none" fo:min-height="8.532cm"/>
      <style:paragraph-properties style:writing-mode="lr-tb"/>
    </style:style>
    <style:style style:name="gr6" style:family="graphic" style:parent-style-name="standard">
      <style:graphic-properties draw:stroke="none" draw:fill="none" fo:min-height="8.039cm"/>
      <style:paragraph-properties style:writing-mode="lr-tb"/>
    </style:style>
    <style:style style:name="gr7" style:family="graphic" style:parent-style-name="standard">
      <style:graphic-properties draw:stroke="none" draw:fill="none" fo:min-height="8.489cm"/>
      <style:paragraph-properties style:writing-mode="lr-tb"/>
    </style:style>
    <style:style style:name="gr8" style:family="graphic" style:parent-style-name="standard">
      <style:graphic-properties draw:stroke="none" draw:fill="none" fo:min-height="8.536cm"/>
      <style:paragraph-properties style:writing-mode="lr-tb"/>
    </style:style>
    <style:style style:name="gr9" style:family="graphic" style:parent-style-name="standard">
      <style:graphic-properties draw:stroke="none" draw:fill="none" fo:min-height="6.862cm"/>
      <style:paragraph-properties style:writing-mode="lr-tb"/>
    </style:style>
    <style:style style:name="gr10" style:family="graphic" style:parent-style-name="standard">
      <style:graphic-properties draw:stroke="none" draw:fill="none" fo:min-height="3.652cm"/>
      <style:paragraph-properties style:writing-mode="lr-tb"/>
    </style:style>
    <style:style style:name="gr11" style:family="graphic" style:parent-style-name="standard">
      <style:graphic-properties draw:stroke="none" draw:fill="none" fo:min-height="2.076cm"/>
      <style:paragraph-properties style:writing-mode="lr-tb"/>
    </style:style>
    <style:style style:name="gr12" style:family="graphic" style:parent-style-name="standard">
      <style:graphic-properties draw:stroke="none" draw:fill="none" fo:min-height="8.534cm"/>
      <style:paragraph-properties style:writing-mode="lr-tb"/>
    </style:style>
    <style:style style:name="gr13" style:family="graphic" style:parent-style-name="standard">
      <style:graphic-properties draw:stroke="none" draw:fill="none" fo:min-height="2.135cm"/>
      <style:paragraph-properties style:writing-mode="lr-tb"/>
    </style:style>
    <style:style style:name="gr14" style:family="graphic" style:parent-style-name="standard">
      <style:graphic-properties draw:stroke="none" draw:fill="none" fo:min-height="12.089cm"/>
      <style:paragraph-properties style:writing-mode="lr-tb"/>
    </style:style>
    <style:style style:name="gr15" style:family="graphic" style:parent-style-name="standard">
      <style:graphic-properties draw:stroke="none" draw:fill="none" fo:min-height="11.679cm"/>
      <style:paragraph-properties style:writing-mode="lr-tb"/>
    </style:style>
    <style:style style:name="gr16" style:family="graphic" style:parent-style-name="standard">
      <style:graphic-properties draw:stroke="none" draw:fill="none" fo:min-height="6.092cm"/>
      <style:paragraph-properties style:writing-mode="lr-tb"/>
    </style:style>
    <style:style style:name="gr17" style:family="graphic" style:parent-style-name="standard">
      <style:graphic-properties draw:stroke="none" draw:fill="none" fo:min-height="5.603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fo:min-height="1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1pt" style:font-size-asian="11pt" style:font-size-complex="11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Unit Testing with Test-Driven Development (TDD) in Java</text:p>
          </draw:text-box>
        </draw:frame>
        <draw:frame draw:style-name="gr1" draw:text-style-name="P2" draw:layer="layout" svg:width="14.549cm" svg:height="5.265cm" svg:x="4.318cm" svg:y="5.953cm">
          <draw:text-box>
            <text:p text:style-name="P1"><text:span text:style-name="T1">Title: Unit Testing with TDD in Java</text:span></text:p>
            <text:p text:style-name="P1"><text:span text:style-name="T1">Subtitle: Leveraging JUnit and Mockito for Effective Testing</text:span></text:p>
            <text:p text:style-name="P1"><text:span text:style-name="T1">Presenter Name: Rama Shanker</text:span></text:p>
            <text:p text:style-name="P1"><text:span text:style-name="T1">Date: 27/01/2025</text:span></text:p>
            <text:p text:style-name="P1"/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genda</text:p>
          </draw:text-box>
        </draw:frame>
        <draw:frame draw:style-name="gr3" draw:text-style-name="P2" draw:layer="layout" svg:width="15.419cm" svg:height="7.431cm" svg:x="2.54cm" svg:y="5.139cm">
          <draw:text-box>
            <text:p text:style-name="P1"><text:span text:style-name="T2">What is Unit Testing?</text:span></text:p>
            <text:p text:style-name="P1"><text:span text:style-name="T2">Introduction to Test-Driven Development (TDD)</text:span></text:p>
            <text:p text:style-name="P1"><text:span text:style-name="T2">Overview of JUnit</text:span></text:p>
            <text:p text:style-name="P1"><text:span text:style-name="T2">Introduction to Mockito</text:span></text:p>
            <text:p text:style-name="P1"><text:span text:style-name="T2">Lab: Writing Unit Tests with Mockito</text:span></text:p>
            <text:p text:style-name="P1"><text:span text:style-name="T2">Key Takeaways</text:span></text:p>
            <text:p text:style-name="P1"/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text-style-name="P4" draw:layer="layout" svg:width="19.5cm" svg:height="2.6cm" svg:x="1.4cm" svg:y="0.6cm" presentation:class="title" presentation:user-transformed="true">
          <draw:text-box>
            <text:p><text:span text:style-name="T3">What is Unit Testing?</text:span></text:p>
          </draw:text-box>
        </draw:frame>
        <draw:frame draw:style-name="gr4" draw:text-style-name="P5" draw:layer="layout" svg:width="23.114cm" svg:height="11.326cm" svg:x="0.508cm" svg:y="3.81cm">
          <draw:text-box>
            <text:p text:style-name="P1"><text:span text:style-name="T4">Definition</text:span><text:span text:style-name="T5">: Testing individual components or units of code to verify their correctness.</text:span></text:p>
            <text:p text:style-name="P1"><text:span text:style-name="T4">Purpose</text:span><text:span text:style-name="T5">:</text:span></text:p>
            <text:p text:style-name="P1"><text:span text:style-name="T5"><text:tab/></text:span><text:span text:style-name="T5">Detect bugs early.</text:span></text:p>
            <text:p text:style-name="P1"><text:span text:style-name="T5"><text:tab/></text:span><text:span text:style-name="T5">Improve code quality.</text:span></text:p>
            <text:p text:style-name="P1"><text:span text:style-name="T5"><text:tab/></text:span><text:span text:style-name="T5">Facilitate refactoring.</text:span></text:p>
            <text:p text:style-name="P1"><text:span text:style-name="T4">Benefits</text:span><text:span text:style-name="T5">:</text:span></text:p>
            <text:p text:style-name="P1"><text:span text:style-name="T5"><text:tab/></text:span><text:span text:style-name="T5">Saves time and cost in the long run.</text:span></text:p>
            <text:p text:style-name="P1"><text:span text:style-name="T5"><text:tab/></text:span><text:span text:style-name="T5">Ensures functionality meets requirements.</text:span></text:p>
            <text:p text:style-name="P1"><text:span text:style-name="T4">Characteristics</text:span><text:span text:style-name="T5">:</text:span></text:p>
            <text:p text:style-name="P1"><text:span text:style-name="T5"><text:tab/></text:span><text:span text:style-name="T5">Isolated.</text:span></text:p>
            <text:p text:style-name="P1"><text:span text:style-name="T5"><text:tab/></text:span><text:span text:style-name="T5">Fast and repeatable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-Driven Development (TDD)</text:p>
          </draw:text-box>
        </draw:frame>
        <draw:frame draw:style-name="gr5" draw:text-style-name="P2" draw:layer="layout" svg:width="17.665cm" svg:height="10.305cm" svg:x="3.81cm" svg:y="4.318cm">
          <draw:text-box>
            <text:p text:style-name="P1"><text:span text:style-name="T6">Definition</text:span><text:span text:style-name="T1">: A development methodology where tests are written before the code.</text:span></text:p>
            <text:p text:style-name="P1"><text:span text:style-name="T6">Process</text:span><text:span text:style-name="T1">:</text:span></text:p>
            <text:p text:style-name="P1"><text:span text:style-name="T1"><text:tab/></text:span><text:span text:style-name="T1">Write a failing test.</text:span></text:p>
            <text:p text:style-name="P1"><text:span text:style-name="T1"><text:tab/></text:span><text:span text:style-name="T1">Write code to make the test pass.</text:span></text:p>
            <text:p text:style-name="P1"><text:span text:style-name="T1"><text:tab/></text:span><text:span text:style-name="T1">Refactor code while ensuring tests still pass.</text:span></text:p>
            <text:p text:style-name="P1"><text:span text:style-name="T6">Benefits</text:span><text:span text:style-name="T1">:</text:span></text:p>
            <text:p text:style-name="P1"><text:span text:style-name="T1"><text:tab/></text:span><text:span text:style-name="T1">Improves design.</text:span></text:p>
            <text:p text:style-name="P1"><text:span text:style-name="T1"><text:tab/></text:span><text:span text:style-name="T1">Encourages small, testable units.</text:span></text:p>
            <text:p text:style-name="P1"><text:span text:style-name="T1"><text:tab/></text:span><text:span text:style-name="T1">Provides a safety net for refactoring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3cm" presentation:class="title" presentation:user-transformed="true">
          <draw:text-box>
            <text:p>JUnit Overview<text:line-break/></text:p>
          </draw:text-box>
        </draw:frame>
        <draw:frame draw:style-name="gr6" draw:text-style-name="P2" draw:layer="layout" svg:width="17.272cm" svg:height="8.289cm" svg:x="4.064cm" svg:y="4.732cm">
          <draw:text-box>
            <text:p text:style-name="P1"><text:span text:style-name="T6">What is JUnit?</text:span></text:p>
            <text:p text:style-name="P1"><text:span text:style-name="T1"><text:tab/></text:span><text:span text:style-name="T1">A popular Java framework for unit testing.</text:span></text:p>
            <text:p text:style-name="P1"><text:span text:style-name="T1"><text:tab/></text:span><text:span text:style-name="T1">Simplifies test creation and execution.</text:span></text:p>
            <text:p text:style-name="P1"><text:span text:style-name="T6">Key Features:</text:span></text:p>
            <text:p text:style-name="P1"><text:span text:style-name="T1"><text:tab/></text:span><text:span text:style-name="T1">Assertions (e.g., assertEquals, assertTrue).</text:span></text:p>
            <text:p text:style-name="P1"><text:span text:style-name="T1"><text:tab/></text:span><text:span text:style-name="T1">Annotations (e.g., @Test, @BeforeEach, @AfterEach).</text:span></text:p>
            <text:p text:style-name="P1"><text:span text:style-name="T1"><text:tab/></text:span><text:span text:style-name="T1">Test suites for grouping tests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draw:frame draw:style-name="gr7" draw:text-style-name="P7" draw:layer="layout" svg:width="17.78cm" svg:height="9.494cm" svg:x="2.54cm" svg:y="4.469cm">
          <draw:text-box>
            <text:p>@Test</text:p>
            <text:p>void testAddition() {</text:p>
            <text:p><text:s text:c="4"/>int result = Calculator.add(2, 3);</text:p>
            <text:p><text:s text:c="4"/>assertEquals(5, result);</text:p>
            <text:p>}</text:p>
            <text:p/>
            <text:p/>
            <text:p/>
            <text:p>@Test</text:p>
            <text:p>void testSubstraction() {</text:p>
            <text:p><text:s text:c="4"/>int result = Calculator.sub(5, 3);</text:p>
            <text:p><text:s text:c="4"/>assertEquals(2, result);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ction to Mockito</text:p>
          </draw:text-box>
        </draw:frame>
        <draw:frame draw:style-name="gr8" draw:text-style-name="P2" draw:layer="layout" svg:width="19.812cm" svg:height="9.585cm" svg:x="2.032cm" svg:y="4.93cm">
          <draw:text-box>
            <text:p text:style-name="P1"><text:span text:style-name="T7">What is Mockito?</text:span></text:p>
            <text:p text:style-name="P1"><text:span text:style-name="T8"><text:tab/></text:span><text:span text:style-name="T8">A framework for creating mock objects.</text:span></text:p>
            <text:p text:style-name="P1"><text:span text:style-name="T8"><text:tab/></text:span><text:span text:style-name="T8">Helps test classes in isolation by mocking dependencies.</text:span></text:p>
            <text:p text:style-name="P1"><text:span text:style-name="T7">Why Use Mockito?</text:span></text:p>
            <text:p text:style-name="P1"><text:span text:style-name="T8"><text:tab/></text:span><text:span text:style-name="T8">Simplifies testing of complex systems.</text:span></text:p>
            <text:p text:style-name="P1"><text:span text:style-name="T8"><text:tab/></text:span><text:span text:style-name="T8">Mimics behavior of real objects.</text:span></text:p>
            <text:p text:style-name="P1"><text:span text:style-name="T7">Key Features:</text:span></text:p>
            <text:p text:style-name="P1"><text:span text:style-name="T8"><text:tab/></text:span><text:span text:style-name="T8">Mocking (mock(Class.class)).</text:span></text:p>
            <text:p text:style-name="P1"><text:span text:style-name="T8"><text:tab/></text:span><text:span text:style-name="T8">Stubbing (when(...).thenReturn(...)).</text:span></text:p>
            <text:p text:style-name="P1"><text:span text:style-name="T8"><text:tab/></text:span><text:span text:style-name="T8">Verifications (verify(...))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ckito Example</text:p>
          </draw:text-box>
        </draw:frame>
        <draw:frame draw:style-name="gr9" draw:text-style-name="P8" draw:layer="layout" svg:width="20.14cm" svg:height="7.112cm" svg:x="1.196cm" svg:y="3.556cm">
          <draw:text-box>
            <text:p><text:span text:style-name="T9">@Mock</text:span></text:p>
            <text:p><text:span text:style-name="T9">UserRepository userRepository;</text:span></text:p>
            <text:p/>
            <text:p><text:span text:style-name="T9">@Test</text:span></text:p>
            <text:p><text:span text:style-name="T9">void testFindUserById() {</text:span></text:p>
            <text:p><text:span text:style-name="T9"><text:s text:c="4"/></text:span><text:span text:style-name="T9">when(userRepository.findById(1)).thenReturn(new User(1, "John"));</text:span></text:p>
            <text:p/>
            <text:p><text:span text:style-name="T9"><text:s text:c="4"/></text:span><text:span text:style-name="T9">User user = userService.findById(1);</text:span></text:p>
            <text:p/>
            <text:p><text:span text:style-name="T9"><text:s text:c="4"/></text:span><text:span text:style-name="T9">assertEquals("John", user.getName());</text:span></text:p>
            <text:p><text:span text:style-name="T9"><text:s text:c="4"/></text:span><text:span text:style-name="T9">verify(userRepository).findById(1);</text:span></text:p>
            <text:p><text:span text:style-name="T9">}</text:span></text:p>
          </draw:text-box>
        </draw:frame>
        <draw:frame draw:style-name="gr10" draw:text-style-name="P2" draw:layer="layout" svg:width="12.192cm" svg:height="3.902cm" svg:x="1.27cm" svg:y="11.084cm">
          <draw:text-box>
            <text:p text:style-name="P1"><text:span text:style-name="T10">Explanation</text:span>:</text:p>
            <text:p text:style-name="P1"><text:tab/>@Mock: Creates a mock object for UserRepository.</text:p>
            <text:p text:style-name="P1"><text:tab/>when: Defines behavior for the mock.</text:p>
            <text:p text:style-name="P1"><text:tab/>verify: Ensures the mock was used as expected.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Lab: Writing Unit Tests with Mockito</text:p>
          </draw:text-box>
        </draw:frame>
        <draw:frame draw:style-name="gr11" draw:text-style-name="P2" draw:layer="layout" svg:width="11.176cm" svg:height="3.087cm" svg:x="0.254cm" svg:y="3.517cm">
          <draw:text-box>
            <text:p text:style-name="P1"><text:span text:style-name="T10">Setup</text:span>:</text:p>
            <text:p text:style-name="P1"><text:tab/>Add JUnit and Mockito dependencies to your project.</text:p>
            <text:p text:style-name="P1"><text:tab/>Example (Maven):</text:p>
            <text:p text:style-name="P1"/>
          </draw:text-box>
        </draw:frame>
        <draw:frame draw:style-name="gr12" draw:text-style-name="P7" draw:layer="layout" svg:width="11.377cm" svg:height="8.784cm" svg:x="1.016cm" svg:y="6.096cm">
          <draw:text-box>
            <text:p>&lt;dependency&gt;</text:p>
            <text:p><text:s text:c="4"/>&lt;groupId&gt;org.junit.jupiter&lt;/groupId&gt;</text:p>
            <text:p><text:s text:c="4"/>&lt;artifactId&gt;junit-jupiter&lt;/artifactId&gt;</text:p>
            <text:p><text:s text:c="4"/>&lt;version&gt;5.8.1&lt;/version&gt;</text:p>
            <text:p><text:s text:c="4"/>&lt;scope&gt;test&lt;/scope&gt;</text:p>
            <text:p>&lt;/dependency&gt;</text:p>
            <text:p>&lt;dependency&gt;</text:p>
            <text:p><text:s text:c="4"/>&lt;groupId&gt;org.mockito&lt;/groupId&gt;</text:p>
            <text:p><text:s text:c="4"/>&lt;artifactId&gt;mockito-core&lt;/artifactId&gt;</text:p>
            <text:p><text:s text:c="4"/>&lt;version&gt;4.5.1&lt;/version&gt;</text:p>
            <text:p><text:s text:c="4"/>&lt;scope&gt;test&lt;/scope&gt;</text:p>
            <text:p>&lt;/dependency&gt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draw:style-name="gr3" draw:text-style-name="P2" draw:layer="layout" svg:width="16.503cm" svg:height="6.693cm" svg:x="2.286cm" svg:y="5.139cm">
          <draw:text-box>
            <text:p text:style-name="P1"><text:span text:style-name="T6">Exercise</text:span><text:span text:style-name="T1">:</text:span></text:p>
            <text:p text:style-name="P1"><text:span text:style-name="T1"><text:tab/></text:span><text:span text:style-name="T1">Write a unit test for a service class using Mockito.</text:span></text:p>
            <text:p text:style-name="P1"><text:span text:style-name="T1"><text:tab/></text:span><text:span text:style-name="T1">Mock a repository and stub its methods.</text:span></text:p>
            <text:p text:style-name="P1"><text:span text:style-name="T1"><text:tab/></text:span><text:span text:style-name="T1">Verify interactions with the mock.</text:span></text:p>
            <text:p text:style-name="P1"><text:span text:style-name="T6">Challenge</text:span><text:span text:style-name="T1">:</text:span></text:p>
            <text:p text:style-name="P1"><text:span text:style-name="T1"><text:tab/></text:span><text:span text:style-name="T1">Add a failing test and implement the code to make it pass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serService Implementation</text:p>
          </draw:text-box>
        </draw:frame>
        <draw:frame draw:style-name="gr12" draw:text-style-name="P7" draw:layer="layout" svg:width="27.239cm" svg:height="8.784cm" svg:x="0.651cm" svg:y="5.748cm">
          <draw:text-box>
            <text:p><text:span text:style-name="T5">public class UserService {</text:span></text:p>
            <text:p><text:span text:style-name="T5"><text:s text:c="4"/></text:span><text:span text:style-name="T5">private final UserRepository userRepository;</text:span></text:p>
            <text:p/>
            <text:p><text:span text:style-name="T5"><text:s text:c="4"/></text:span><text:span text:style-name="T5">public UserService(UserRepository userRepository) {</text:span></text:p>
            <text:p><text:span text:style-name="T5"><text:s text:c="8"/></text:span><text:span text:style-name="T5">this.userRepository = userRepository;</text:span></text:p>
            <text:p><text:span text:style-name="T5"><text:s text:c="4"/></text:span><text:span text:style-name="T5">}</text:span></text:p>
            <text:p/>
            <text:p><text:span text:style-name="T5"><text:s text:c="4"/></text:span><text:span text:style-name="T5">public User getUserDetails(int userId) {</text:span></text:p>
            <text:p><text:span text:style-name="T5"><text:s text:c="8"/></text:span><text:span text:style-name="T5">return userRepository.findById(userId).orElseThrow(() -&gt; new RuntimeException("User not found"));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serRepository Interface</text:p>
          </draw:text-box>
        </draw:frame>
        <draw:frame draw:style-name="gr13" draw:text-style-name="P7" draw:layer="layout" svg:width="10.061cm" svg:height="2.385cm" svg:x="4.064cm" svg:y="7.013cm">
          <draw:text-box>
            <text:p>public interface UserRepository {</text:p>
            <text:p><text:s text:c="4"/>Optional&lt;User&gt; findById(int id);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 Entity</text:p>
          </draw:text-box>
        </draw:frame>
        <draw:frame draw:style-name="gr14" draw:text-style-name="P7" draw:layer="layout" svg:width="10.302cm" svg:height="12.339cm" svg:x="0.508cm" svg:y="3.917cm">
          <draw:text-box>
            <text:p><text:span text:style-name="T11">public class User {</text:span></text:p>
            <text:p><text:span text:style-name="T11"><text:s text:c="4"/></text:span><text:span text:style-name="T11">private int id;</text:span></text:p>
            <text:p><text:span text:style-name="T11"><text:s text:c="4"/></text:span><text:span text:style-name="T11">private String name;</text:span></text:p>
            <text:p/>
            <text:p><text:span text:style-name="T11"><text:s text:c="4"/></text:span><text:span text:style-name="T11">public User(int id, String name) {</text:span></text:p>
            <text:p><text:span text:style-name="T11"><text:s text:c="8"/></text:span><text:span text:style-name="T11">this.id = id;</text:span></text:p>
            <text:p><text:span text:style-name="T11"><text:s text:c="8"/></text:span><text:span text:style-name="T11">this.name = name;</text:span></text:p>
            <text:p><text:span text:style-name="T11"><text:s text:c="4"/></text:span><text:span text:style-name="T11">}</text:span></text:p>
            <text:p/>
            <text:p><text:span text:style-name="T11"><text:s text:c="4"/></text:span><text:span text:style-name="T11">public int getId() {</text:span></text:p>
            <text:p><text:span text:style-name="T11"><text:s text:c="8"/></text:span><text:span text:style-name="T11">return id;</text:span></text:p>
            <text:p><text:span text:style-name="T11"><text:s text:c="4"/></text:span><text:span text:style-name="T11">}</text:span></text:p>
            <text:p/>
            <text:p><text:span text:style-name="T11"><text:s text:c="4"/></text:span><text:span text:style-name="T11">public String getName() {</text:span></text:p>
            <text:p><text:span text:style-name="T11"><text:s text:c="8"/></text:span><text:span text:style-name="T11">return name;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it Test with Mockito</text:p>
          </draw:text-box>
        </draw:frame>
        <draw:frame draw:style-name="gr15" draw:text-style-name="P7" draw:layer="layout" svg:width="21.567cm" svg:height="11.929cm" svg:x="0.277cm" svg:y="3.565cm">
          <draw:text-box>
            <text:p><text:span text:style-name="T12">@RunWith(MockitoJUnitRunner.class)</text:span></text:p>
            <text:p><text:span text:style-name="T12">public class UserServiceTest {</text:span></text:p>
            <text:p><text:span text:style-name="T12"><text:s text:c="4"/></text:span><text:span text:style-name="T12">@Mock</text:span></text:p>
            <text:p><text:span text:style-name="T12"><text:s text:c="4"/></text:span><text:span text:style-name="T12">private UserRepository userRepository;</text:span></text:p>
            <text:p><text:span text:style-name="T12"><text:s text:c="4"/></text:span><text:span text:style-name="T12">@InjectMocks</text:span></text:p>
            <text:p><text:span text:style-name="T12"><text:s text:c="4"/></text:span><text:span text:style-name="T12">private UserService userService;</text:span></text:p>
            <text:p><text:span text:style-name="T12"><text:s text:c="4"/></text:span><text:span text:style-name="T12">@Test</text:span></text:p>
            <text:p><text:span text:style-name="T12"><text:s text:c="4"/></text:span><text:span text:style-name="T12">public void testGetUserDetails() {</text:span></text:p>
            <text:p><text:span text:style-name="T12"><text:s text:c="8"/></text:span><text:span text:style-name="T12">// Arrange</text:span></text:p>
            <text:p><text:span text:style-name="T12"><text:s text:c="8"/></text:span><text:span text:style-name="T12">User mockUser = new User(1, "Alice");</text:span></text:p>
            <text:p><text:span text:style-name="T12"><text:s text:c="8"/></text:span><text:span text:style-name="T12">when(userRepository.findById(1)).thenReturn(Optional.of(mockUser));</text:span></text:p>
            <text:p><text:span text:style-name="T12"><text:s text:c="8"/></text:span><text:span text:style-name="T12">// Act</text:span></text:p>
            <text:p><text:span text:style-name="T12"><text:s text:c="8"/></text:span><text:span text:style-name="T12">User result = userService.getUserDetails(1);</text:span></text:p>
            <text:p><text:span text:style-name="T12"><text:s text:c="8"/></text:span><text:span text:style-name="T12">// Assert</text:span></text:p>
            <text:p><text:span text:style-name="T12"><text:s text:c="8"/></text:span><text:span text:style-name="T12">assertNotNull(result);</text:span></text:p>
            <text:p><text:span text:style-name="T12"><text:s text:c="8"/></text:span><text:span text:style-name="T12">assertEquals("Alice", result.getName());</text:span></text:p>
            <text:p><text:span text:style-name="T12"><text:s text:c="8"/></text:span><text:span text:style-name="T12">verify(userRepository).findById(1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@Test</text:span></text:p>
            <text:p><text:span text:style-name="T12"><text:s text:c="4"/></text:span><text:span text:style-name="T12">public void testGetUserDetails_UserNotFound() {</text:span></text:p>
            <text:p><text:span text:style-name="T12"><text:s text:c="8"/></text:span><text:span text:style-name="T12">// Arrange</text:span></text:p>
            <text:p><text:span text:style-name="T12"><text:s text:c="8"/></text:span><text:span text:style-name="T12">when(userRepository.findById(2)).thenReturn(Optional.empty());</text:span></text:p>
            <text:p/>
            <text:p><text:span text:style-name="T12"><text:s text:c="8"/></text:span><text:span text:style-name="T12">// Act &amp; Assert</text:span></text:p>
            <text:p><text:span text:style-name="T12"><text:s text:c="8"/></text:span><text:span text:style-name="T12">Exception exception = assertThrows(RuntimeException.class, () -&gt; userService.getUserDetails(2));</text:span></text:p>
            <text:p><text:span text:style-name="T12"><text:s text:c="8"/></text:span><text:span text:style-name="T12">assertEquals("User not found", exception.getMessage());</text:span></text:p>
            <text:p><text:span text:style-name="T12"><text:s text:c="4"/></text:span><text:span text:style-name="T12">}</text:span></text:p>
            <text:p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planantion</text:p>
          </draw:text-box>
        </draw:frame>
        <draw:frame draw:style-name="gr16" draw:text-style-name="P2" draw:layer="layout" svg:width="19.558cm" svg:height="6.342cm" svg:x="2.54cm" svg:y="5.08cm">
          <draw:text-box>
            <text:p text:style-name="P1"><text:span text:style-name="T4">@RunWith(MockitoJUnitRunner.class)</text:span><text:span text:style-name="T5">: Sets up the test with Mockito support.</text:span></text:p>
            <text:p text:style-name="P1"><text:span text:style-name="T4">@Mock</text:span><text:span text:style-name="T5">: Mocks the UserRepository.</text:span></text:p>
            <text:p text:style-name="P1"><text:span text:style-name="T4">@InjectMocks</text:span><text:span text:style-name="T5">: Injects the mock into the UserService being tested.</text:span></text:p>
            <text:p text:style-name="P1"><text:span text:style-name="T4">when(...).thenReturn(...)</text:span><text:span text:style-name="T5">: Defines mock behavior.</text:span></text:p>
            <text:p text:style-name="P1"><text:span text:style-name="T4">verify(...)</text:span><text:span text:style-name="T5">: Ensures the mock was called as expected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ey Takeaways</text:p>
          </draw:text-box>
        </draw:frame>
        <draw:frame draw:style-name="gr17" draw:text-style-name="P2" draw:layer="layout" svg:width="20.828cm" svg:height="5.853cm" svg:x="2.286cm" svg:y="4.572cm">
          <draw:text-box>
            <text:p text:style-name="P1"><text:span text:style-name="T1">Unit tests ensure code reliability and maintainability.</text:span></text:p>
            <text:p text:style-name="P1"><text:span text:style-name="T1">TDD promotes better design and confidence in code changes.</text:span></text:p>
            <text:p text:style-name="P1"><text:span text:style-name="T1">JUnit and Mockito are essential tools for Java developers.</text:span></text:p>
            <text:p text:style-name="P1"><text:span text:style-name="T1">Practice regularly to master testing techniques.</text:span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C5ADDD9183E29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4T06:24:18.944767923</meta:creation-date>
    <meta:editing-duration>PT2M7S</meta:editing-duration>
    <meta:editing-cycles>2</meta:editing-cycles>
    <meta:generator>LibreOffice/6.4.7.2$Linux_X86_64 LibreOffice_project/40$Build-2</meta:generator>
    <dc:title>Bright Blue</dc:title>
    <dc:date>2025-01-24T06:56:57.226242166</dc:date>
    <meta:document-statistic meta:object-count="87"/>
  </office:meta>
</office:document-meta>
</file>